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947a" officeooo:paragraph-rsid="001f947a"/>
    </style:style>
    <style:style style:name="P2" style:family="paragraph" style:parent-style-name="Standard">
      <style:paragraph-properties fo:break-before="page"/>
      <style:text-properties officeooo:rsid="001f947a" officeooo:paragraph-rsid="001f9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53:25.628642000</meta:creation-date>
    <dc:date>2014-10-02T11:53:54.195100000</dc:date>
    <meta:editing-duration>PT29S</meta:editing-duration>
    <meta:editing-cycles>1</meta:editing-cycles>
    <meta:generator>LibreOffice/4.3.1.2$MacOSX_X86_64 LibreOffice_project/958349dc3b25111dbca392fbc281a05559ef6848</meta:generator>
    <meta:document-statistic meta:table-count="0" meta:image-count="0" meta:object-count="0" meta:page-count="2" meta:paragraph-count="2" meta:word-count="2" meta:character-count="2" meta:non-whitespace-character-count="2"/>
  </office:meta>
</office:document-meta>
</file>